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3c05b8"/>
    </style:style>
    <style:style style:name="P3" style:family="paragraph" style:parent-style-name="Text_20_body" style:list-style-name="L1">
      <style:text-properties officeooo:rsid="001ed1ca" officeooo:paragraph-rsid="00329a65"/>
    </style:style>
    <style:style style:name="P4" style:family="paragraph" style:parent-style-name="Text_20_body" style:list-style-name="L1">
      <style:text-properties officeooo:rsid="001ed1ca" officeooo:paragraph-rsid="0020d7e0"/>
    </style:style>
    <style:style style:name="P5" style:family="paragraph" style:parent-style-name="Text_20_body" style:list-style-name="L1">
      <style:text-properties officeooo:rsid="00329a65" officeooo:paragraph-rsid="00329a65"/>
    </style:style>
    <style:style style:name="P6" style:family="paragraph" style:parent-style-name="Text_20_body" style:list-style-name="L1">
      <style:text-properties officeooo:rsid="00379cb5" officeooo:paragraph-rsid="00379cb5"/>
    </style:style>
    <style:style style:name="P7" style:family="paragraph" style:parent-style-name="Text_20_body" style:list-style-name="L1">
      <style:text-properties officeooo:rsid="00379cb5" officeooo:paragraph-rsid="003c05b8"/>
    </style:style>
    <style:style style:name="P8" style:family="paragraph" style:parent-style-name="Text_20_body" style:list-style-name="L1">
      <style:text-properties officeooo:rsid="0039964c" officeooo:paragraph-rsid="0039964c"/>
    </style:style>
    <style:style style:name="P9" style:family="paragraph" style:parent-style-name="Text_20_body" style:list-style-name="L1">
      <style:text-properties officeooo:rsid="0020d7e0" officeooo:paragraph-rsid="0020d7e0"/>
    </style:style>
    <style:style style:name="P10" style:family="paragraph" style:parent-style-name="Text_20_body" style:list-style-name="L1">
      <style:text-properties officeooo:rsid="0029d730" officeooo:paragraph-rsid="0039c03c"/>
    </style:style>
    <style:style style:name="P11" style:family="paragraph" style:parent-style-name="Text_20_body" style:list-style-name="L1">
      <style:text-properties officeooo:rsid="0039c03c" officeooo:paragraph-rsid="0039c03c"/>
    </style:style>
    <style:style style:name="P12" style:family="paragraph" style:parent-style-name="Text_20_body" style:list-style-name="L1">
      <style:text-properties officeooo:rsid="0039c03c" officeooo:paragraph-rsid="003c05b8"/>
    </style:style>
    <style:style style:name="P13" style:family="paragraph" style:parent-style-name="Text_20_body">
      <style:text-properties officeooo:rsid="003bc1e1" officeooo:paragraph-rsid="003bc1e1"/>
    </style:style>
    <style:style style:name="P14" style:family="paragraph" style:parent-style-name="Text_20_body" style:list-style-name="L1">
      <style:text-properties officeooo:rsid="003c05b8" officeooo:paragraph-rsid="003c05b8"/>
    </style:style>
    <style:style style:name="P15" style:family="paragraph" style:parent-style-name="Text_20_body" style:list-style-name="L1">
      <style:text-properties officeooo:rsid="003de233" officeooo:paragraph-rsid="003de233"/>
    </style:style>
    <style:style style:name="P16" style:family="paragraph" style:parent-style-name="Heading_20_1">
      <style:text-properties officeooo:rsid="001ed1ca" officeooo:paragraph-rsid="001ed1ca"/>
    </style:style>
    <style:style style:name="P17" style:family="paragraph" style:parent-style-name="Code">
      <style:text-properties officeooo:rsid="003a3ef1" officeooo:paragraph-rsid="003a3ef1"/>
    </style:style>
    <style:style style:name="P18" style:family="paragraph" style:parent-style-name="Code">
      <style:text-properties officeooo:rsid="003bc1e1" officeooo:paragraph-rsid="003bc1e1"/>
    </style:style>
    <style:style style:name="P19" style:family="paragraph" style:parent-style-name="Code">
      <style:text-properties officeooo:paragraph-rsid="003bc1e1"/>
    </style:style>
    <style:style style:name="P20" style:family="paragraph" style:parent-style-name="Code">
      <style:text-properties officeooo:rsid="003de233" officeooo:paragraph-rsid="003de233"/>
    </style:style>
    <style:style style:name="P21" style:family="paragraph" style:parent-style-name="Code">
      <style:text-properties officeooo:rsid="003e1245" officeooo:paragraph-rsid="003e1245"/>
    </style:style>
    <style:style style:name="T1" style:family="text">
      <style:text-properties officeooo:rsid="001ed1ca"/>
    </style:style>
    <style:style style:name="T2" style:family="text">
      <style:text-properties officeooo:rsid="0039964c"/>
    </style:style>
    <style:style style:name="T3" style:family="text">
      <style:text-properties officeooo:rsid="003bc1e1"/>
    </style:style>
    <style:style style:name="T4" style:family="text">
      <style:text-properties officeooo:rsid="003c05b8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3c05b8"/>
    </style:style>
    <style:style style:name="T7" style:family="text">
      <style:text-properties officeooo:rsid="003de2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програмування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h text:style-name="P16" text:outline-level="1">Задача 1.</text:h>
      <text:list xml:id="list397696667153899302" text:style-name="L1">
        <text:list-item>
          <text:p text:style-name="P3">Постановка задачі: Задайте два вектори А(n) і В(m). Виконайте такі завдання: </text:p>
          <text:list>
            <text:list-item>
              <text:p text:style-name="P5">визначити вектор С так, щоб його елементи були номери елементів векторів А і В, кратні 7 і 11 і розміщені в зростаючому порядку; </text:p>
            </text:list-item>
            <text:list-item>
              <text:p text:style-name="P5">замінити мінімальний елемент вектора А на модуль максимального елемента вектора В; </text:p>
            </text:list-item>
            <text:list-item>
              <text:p text:style-name="P5">змінити елементи вектора В: кожен елемент помножити на скаляр α – квадратний корінь із середнього арифметичного елементів вектора В.</text:p>
            </text:list-item>
          </text:list>
        </text:list-item>
        <text:list-item>
          <text:p text:style-name="P4">Опис ходу розв’язку:</text:p>
          <text:list>
            <text:list-item>
              <text:p text:style-name="P7">Вхід довжини вектора a у int <text:span text:style-name="T4">n</text:span> і довжини вектора <text:span text:style-name="T4">b</text:span> у int <text:span text:style-name="T4">m</text:span></text:p>
            </text:list-item>
            <text:list-item>
              <text:p text:style-name="P14">Запит на автогенерацію векторів</text:p>
            </text:list-item>
            <text:list-item>
              <text:p text:style-name="P14">Генерація або введення векторів a і b.</text:p>
            </text:list-item>
            <text:list-item>
              <text:p text:style-name="P6">Створення вектора c, розміром |a|<text:span text:style-name="T4">+</text:span>|b|, а також створення змінних min, max і sum</text:p>
            </text:list-item>
            <text:list-item>
              <text:p text:style-name="P6">Почергова перевірка елементів векторів a і b, при проходженні якої у вектор с додаються відповідні номери, а також перевіряються числа на мінімум і максимум вектора a і знаходиться сума <text:span text:style-name="T2">елементів вектора b</text:span></text:p>
            </text:list-item>
            <text:list-item>
              <text:p text:style-name="P15">Знаходження скаляру альфа, заміна мінімального в векторі a до максимального з вектора b і множення усіх елементів вектора b на скаляр альфа</text:p>
            </text:list-item>
            <text:list-item>
              <text:p text:style-name="P8">Вихід <text:span text:style-name="T7">векторів a, b і c</text:span></text:p>
            </text:list-item>
          </text:list>
        </text:list-item>
        <text:list-item>
          <text:p text:style-name="P9">Вихідний текст програми розв’язку задачі</text:p>
        </text:list-item>
      </text:list>
      <text:p text:style-name="P20"><text:soft-page-break/>#include &lt;stdio.h&gt;</text:p>
      <text:p text:style-name="P20">#include &lt;math.h&gt;</text:p>
      <text:p text:style-name="P20">#include &lt;stdlib.h&gt;</text:p>
      <text:p text:style-name="P20">#include &lt;time.h&gt;</text:p>
      <text:p text:style-name="P20"/>
      <text:p text:style-name="P20">void ign_other() {</text:p>
      <text:p text:style-name="P20"><text:tab/>char instr[2] = {0,0};</text:p>
      <text:p text:style-name="P20"><text:tab/>while (instr[0]!='\n')</text:p>
      <text:p text:style-name="P20"><text:tab/><text:tab/>fgets(instr,2,stdin);</text:p>
      <text:p text:style-name="P20">}</text:p>
      <text:p text:style-name="P20"/>
      <text:p text:style-name="P20">int main(int argc, char **argv)</text:p>
      <text:p text:style-name="P20">{</text:p>
      <text:p text:style-name="P20"><text:tab/>int n=0,m=0,i;</text:p>
      <text:p text:style-name="P20"><text:tab/>char yn[2]={0,0};</text:p>
      <text:p text:style-name="P20"><text:tab/>printf("Введіть довжину a: |a|=");</text:p>
      <text:p text:style-name="P20"><text:tab/>while (n&lt;=0) {</text:p>
      <text:p text:style-name="P20"><text:tab/><text:tab/>scanf("%i",&amp;n);</text:p>
      <text:p text:style-name="P20"><text:tab/><text:tab/>ign_other();</text:p>
      <text:p text:style-name="P20"><text:tab/><text:tab/>if (n&lt;=0) printf("Довжина не може бути нульовою або від'ємною, спробуйте ще: |a|=");</text:p>
      <text:p text:style-name="P20"><text:tab/>}</text:p>
      <text:p text:style-name="P20"><text:tab/>printf("Введіть довжину b: |b|=");</text:p>
      <text:p text:style-name="P20"><text:tab/>while (m&lt;=0) {</text:p>
      <text:p text:style-name="P20"><text:tab/><text:tab/>scanf("%i[\n]",&amp;m);</text:p>
      <text:p text:style-name="P20"><text:tab/><text:tab/>ign_other();</text:p>
      <text:p text:style-name="P20"><text:tab/><text:tab/>if (m&lt;=0) printf("Довжина не може бути нульовою або від'ємною, спробуйте ще: |b|=");</text:p>
      <text:p text:style-name="P20"><text:tab/>}</text:p>
      <text:p text:style-name="P20"><text:tab/>while (yn[0]!='y' &amp;&amp; yn[0]!='n') {</text:p>
      <text:p text:style-name="P20"><text:tab/><text:tab/>printf("Згенерувати вектори автоматично? (y/n) ");</text:p>
      <text:p text:style-name="P20"><text:tab/><text:tab/>fgets(yn,2,stdin);</text:p>
      <text:p text:style-name="P20"><text:tab/><text:tab/>ign_other();</text:p>
      <text:p text:style-name="P20"><text:tab/><text:tab/>if (yn[0]!='y' &amp;&amp; yn[0]!='n')</text:p>
      <text:p text:style-name="P20"><text:tab/><text:tab/><text:tab/>printf("Невірна відповідь, спробуйте ще\n");</text:p>
      <text:p text:style-name="P20"><text:tab/>}</text:p>
      <text:p text:style-name="P20"><text:tab/>int a[n],b[m];</text:p>
      <text:p text:style-name="P20"><text:tab/>if (yn[0]=='n') {</text:p>
      <text:p text:style-name="P20"><text:tab/><text:tab/>printf("Введіть елементи a через пробіл:\n");</text:p>
      <text:p text:style-name="P20"><text:tab/><text:tab/>for (i=0;i&lt;n;i++) scanf("%i",&amp;a[i]);</text:p>
      <text:p text:style-name="P20"><text:tab/><text:tab/>ign_other();</text:p>
      <text:p text:style-name="P20"><text:tab/><text:tab/>printf("Введіть елементи b через пробіл:\n");</text:p>
      <text:p text:style-name="P20"><text:tab/><text:tab/>for (i=0;i&lt;m;i++) scanf("%i",&amp;b[i]);</text:p>
      <text:p text:style-name="P20"><text:tab/><text:tab/>ign_other();</text:p>
      <text:p text:style-name="P20"><text:tab/>} else {</text:p>
      <text:p text:style-name="P20"><text:tab/><text:tab/>srand(time(NULL));</text:p>
      <text:p text:style-name="P20"><text:tab/><text:tab/>for (i=0;i&lt;n;i++) a[i]=rand()%2000-1000;</text:p>
      <text:p text:style-name="P20"><text:tab/><text:tab/>for (i=0;i&lt;m;i++) b[i]=rand()%2000-1000;</text:p>
      <text:p text:style-name="P20"><text:tab/>}</text:p>
      <text:p text:style-name="P20"><text:tab/>printf("Вхідні дані:\n|a|=%-5i a={",n);</text:p>
      <text:p text:style-name="P20"><text:tab/>for (i=0;i&lt;n-1;i++) printf("%-6i ",a[i]);</text:p>
      <text:p text:style-name="P20"><text:tab/>printf("%i}\n|b|=%-5i b={",b[n-1],m);</text:p>
      <text:p text:style-name="P20"><text:tab/>for (i=0;i&lt;m-1;i++) printf("%-6i ",b[i]);</text:p>
      <text:p text:style-name="P20"><text:tab/>printf("%i}\n",b[m-1]);</text:p>
      <text:p text:style-name="P20"><text:tab/>int c[m+n],min=0,max=a[0],sum=0,mn=0;</text:p>
      <text:p text:style-name="P20"><text:tab/>for (i=0;i&lt;n || i&lt;m;i++) {</text:p>
      <text:p text:style-name="P20"><text:tab/><text:tab/>if (i&lt;n &amp;&amp; (a[i]%7==0 || a[i]%11==0)) {</text:p>
      <text:p text:style-name="P20"><text:tab/><text:tab/><text:tab/>c[mn]=i+1;mn++;</text:p>
      <text:p text:style-name="P20"><text:soft-page-break/><text:tab/><text:tab/>}</text:p>
      <text:p text:style-name="P20"><text:tab/><text:tab/>if (i&lt;m &amp;&amp; (b[i]%7==0 || b[i]%11==0)) {</text:p>
      <text:p text:style-name="P20"><text:tab/><text:tab/><text:tab/>c[mn]=i+1;mn++;</text:p>
      <text:p text:style-name="P20"><text:tab/><text:tab/>}</text:p>
      <text:p text:style-name="P20"><text:tab/><text:tab/>if (i&lt;n &amp;&amp; a[i]&lt;a[min])</text:p>
      <text:p text:style-name="P20"><text:tab/><text:tab/><text:tab/>min=i;</text:p>
      <text:p text:style-name="P20"><text:tab/><text:tab/>if (i&lt;m) {</text:p>
      <text:p text:style-name="P20"><text:tab/><text:tab/><text:tab/>sum+=b[i];</text:p>
      <text:p text:style-name="P20"><text:tab/><text:tab/><text:tab/>if(b[i]&gt;max) max=b[i];</text:p>
      <text:p text:style-name="P20"><text:tab/><text:tab/>}</text:p>
      <text:p text:style-name="P20"><text:tab/>}</text:p>
      <text:p text:style-name="P20"><text:tab/>double avrg=sqrt(abs(sum/m));</text:p>
      <text:p text:style-name="P20"><text:tab/>a[min]=(max&gt;0)?max:-max;</text:p>
      <text:p text:style-name="P20"><text:tab/>for (i=0;i&lt;m;i++) b[i]*=avrg;</text:p>
      <text:p text:style-name="P20"><text:tab/>printf("Отримані дані:\n|a|=%-5i a={",n);</text:p>
      <text:p text:style-name="P20"><text:tab/>for (i=0;i&lt;n-1;i++) printf("%-6i ",a[i]);</text:p>
      <text:p text:style-name="P20"><text:tab/>printf("%i}\n|b|=%-5i b={",b[n-1],m);</text:p>
      <text:p text:style-name="P20"><text:tab/>for (i=0;i&lt;m-1;i++) printf("%-6i ",b[i]);</text:p>
      <text:p text:style-name="P20"><text:tab/>printf("%i}\n",b[m-1]);</text:p>
      <text:p text:style-name="P20"><text:tab/>if (mn) {</text:p>
      <text:p text:style-name="P20"><text:tab/><text:tab/>printf("|c|=%-5i c={",mn);</text:p>
      <text:p text:style-name="P20"><text:tab/><text:tab/>for (i=0;i&lt;mn-1;i++) printf("%-6i ",c[i]);</text:p>
      <text:p text:style-name="P20"><text:tab/><text:tab/>printf("%i}\n",c[mn-1]);</text:p>
      <text:p text:style-name="P20"><text:tab/>} else printf("|c|=0");</text:p>
      <text:p text:style-name="P20"><text:tab/>return 0;</text:p>
      <text:p text:style-name="P20">}</text:p>
      <text:list xml:id="list225922910303570" text:continue-numbering="true" text:style-name="L1">
        <text:list-item>
          <text:p text:style-name="P10">Опис інтерфейсу програми:</text:p>
          <text:list>
            <text:list-item>
              <text:p text:style-name="P11">Вхід довжини вектор<text:span text:style-name="T4">ів</text:span> a і <text:span text:style-name="T4">b.</text:span></text:p>
            </text:list-item>
            <text:list-item>
              <text:p text:style-name="P14">Запит на автогенерацію вектора.</text:p>
            </text:list-item>
            <text:list-item>
              <text:p text:style-name="P2"><text:span text:style-name="T4">Якщо запит </text:span><text:bookmark text:name="result_box"/><text:span text:style-name="T5">відхилений </text:span><text:span text:style-name="T6">то далі вхід |a| і |b| чилел</text:span></text:p>
            </text:list-item>
            <text:list-item>
              <text:p text:style-name="P11">Вихід введених даних <text:span text:style-name="T4">(вектора a і b)</text:span></text:p>
            </text:list-item>
            <text:list-item>
              <text:p text:style-name="P12">Вихід отриманих даних <text:span text:style-name="T4">(вектора a, b і c)</text:span></text:p>
            </text:list-item>
          </text:list>
        </text:list-item>
        <text:list-item>
          <text:p text:style-name="P1">Опис тестових прикладів:</text:p>
        </text:list-item>
      </text:list>
      <text:p text:style-name="P13">Приклад 1.</text:p>
      <text:p text:style-name="P21">Введіть довжину a: |a|=10</text:p>
      <text:p text:style-name="P21">Введіть довжину b: |b|=9</text:p>
      <text:p text:style-name="P21">Згенерувати вектори автоматично? (y/n) y</text:p>
      <text:p text:style-name="P21">Вхідні дані:</text:p>
      <text:p text:style-name="P21">|a|=10 <text:s text:c="3"/>a={131 <text:s text:c="3"/>119 <text:s text:c="3"/>-470 <text:s text:c="2"/>-180 <text:s text:c="2"/>-553 <text:s text:c="2"/>982 <text:s text:c="3"/>935 <text:s text:c="3"/>-575 <text:s text:c="2"/>910 <text:s text:c="3"/>-878}</text:p>
      <text:p text:style-name="P21">|b|=9 <text:s text:c="4"/>b={-363 <text:s text:c="2"/>110 <text:s text:c="3"/>674 <text:s text:c="3"/>96 <text:s text:c="4"/>-370 <text:s text:c="2"/>543 <text:s text:c="3"/>981 <text:s text:c="3"/>-193 <text:s text:c="2"/>945}</text:p>
      <text:p text:style-name="P21">Отримані дані:</text:p>
      <text:p text:style-name="P21">|a|=10 <text:s text:c="3"/>a={131 <text:s text:c="3"/>119 <text:s text:c="3"/>-470 <text:s text:c="2"/>-180 <text:s text:c="2"/>-553 <text:s text:c="2"/>982 <text:s text:c="3"/>935 <text:s text:c="3"/>-575 <text:s text:c="2"/>910 <text:s text:c="3"/>981}</text:p>
      <text:p text:style-name="P21">|b|=9 <text:s text:c="4"/>b={-5953 <text:s/>1804 <text:s text:c="2"/>11054 <text:s/>1574 <text:s text:c="2"/>-6068 <text:s/>8905 <text:s text:c="2"/>16089 <text:s/>-3165 <text:s/>15499}</text:p>
      <text:p text:style-name="P21">|c|=7 <text:s text:c="4"/>c={1 <text:s text:c="5"/>2 <text:s text:c="5"/>2 <text:s text:c="5"/>5 <text:s text:c="5"/>7 <text:s text:c="5"/>9 <text:s text:c="5"/>9}</text:p>
      <text:p text:style-name="P19"/>
      <text:p text:style-name="P13">Приклад 2.</text:p>
      <text:p text:style-name="P21">Введіть довжину a: |a|=5</text:p>
      <text:p text:style-name="P21">Введіть довжину b: |b|=10</text:p>
      <text:p text:style-name="P21"><text:soft-page-break/>Згенерувати вектори автоматично? (y/n) n</text:p>
      <text:p text:style-name="P21">Введіть елементи a через пробіл:</text:p>
      <text:p text:style-name="P21">1 2 3 7 11</text:p>
      <text:p text:style-name="P21">Введіть елементи b через пробіл:</text:p>
      <text:p text:style-name="P21">0 -0 1 -1 7 11 99 100</text:p>
      <text:p text:style-name="P21"><text:s/>5 6</text:p>
      <text:p text:style-name="P21">Вхідні дані:</text:p>
      <text:p text:style-name="P21">|a|=5 <text:s text:c="4"/>a={1 <text:s text:c="5"/>2 <text:s text:c="5"/>3 <text:s text:c="5"/>7 <text:s text:c="5"/>11}</text:p>
      <text:p text:style-name="P21">|b|=10 <text:s text:c="3"/>b={0 <text:s text:c="5"/>0 <text:s text:c="5"/>1 <text:s text:c="5"/>-1 <text:s text:c="4"/>7 <text:s text:c="5"/>11 <text:s text:c="4"/>99 <text:s text:c="4"/>100 <text:s text:c="3"/>5 <text:s text:c="5"/>6}</text:p>
      <text:p text:style-name="P21">Отримані дані:</text:p>
      <text:p text:style-name="P21">|a|=5 <text:s text:c="4"/>a={100 <text:s text:c="3"/>2 <text:s text:c="5"/>3 <text:s text:c="5"/>7 <text:s text:c="5"/>11}</text:p>
      <text:p text:style-name="P21">|b|=10 <text:s text:c="3"/>b={0 <text:s text:c="5"/>0 <text:s text:c="5"/>4 <text:s text:c="5"/>-4 <text:s text:c="4"/>32 <text:s text:c="4"/>51 <text:s text:c="4"/>464 <text:s text:c="3"/>469 <text:s text:c="3"/>23 <text:s text:c="4"/>28}</text:p>
      <text:p text:style-name="P21">|c|=7 <text:s text:c="4"/>c={1 <text:s text:c="5"/>2 <text:s text:c="5"/>4 <text:s text:c="5"/>5 <text:s text:c="5"/>5 <text:s text:c="5"/>6 <text:s text:c="5"/>7}</text:p>
      <text:p text:style-name="P18"/>
      <text:p text:style-name="P13">Приклад 3.</text:p>
      <text:p text:style-name="P21">Введіть довжину a: |a|=100</text:p>
      <text:p text:style-name="P21">Введіть довжину b: |b|=200</text:p>
      <text:p text:style-name="P21">Згенерувати вектори автоматично? (y/n) y</text:p>
      <text:p text:style-name="P21">Вхідні дані:</text:p>
      <text:p text:style-name="P21">|a|=100 <text:s text:c="2"/>a={686 <text:s text:c="3"/>365 <text:s text:c="3"/>129 <text:s text:c="3"/>-271 <text:s text:c="2"/>-453 <text:s text:c="2"/>-811 <text:s text:c="2"/>-50 <text:s text:c="3"/>-676 <text:s text:c="2"/>604 <text:s text:c="3"/>678 <text:s text:c="3"/>405 <text:s text:c="3"/>-784 <text:s text:c="2"/>-700 <text:s text:c="2"/>-759 <text:s text:c="2"/>553 <text:s text:c="3"/>369 <text:s text:c="3"/>-660 <text:s text:c="2"/>-970 <text:s text:c="2"/>-773 <text:s text:c="2"/>845 <text:s text:c="3"/>61 <text:s text:c="4"/>-736 <text:s text:c="2"/>935 <text:s text:c="3"/>779 <text:s text:c="3"/>-940 <text:s text:c="2"/>19 <text:s text:c="4"/>-196 <text:s text:c="2"/>-804 <text:s text:c="2"/>-793 <text:s text:c="2"/>222 <text:s text:c="3"/>-628 <text:s text:c="2"/>-754 <text:s text:c="2"/>-413 <text:s text:c="2"/>854 <text:s text:c="3"/>-25 <text:s text:c="3"/>486 <text:s text:c="3"/>-605 <text:s text:c="2"/>926 <text:s text:c="3"/>810 <text:s text:c="3"/>999 <text:s text:c="3"/>956 <text:s text:c="3"/>216 <text:s text:c="3"/>-785 <text:s text:c="2"/>-744 <text:s text:c="2"/>809 <text:s text:c="3"/>-879 <text:s text:c="2"/>978 <text:s text:c="3"/>-850 <text:s text:c="2"/>-497 <text:s text:c="2"/>-443 <text:s text:c="2"/>995 <text:s text:c="3"/>565 <text:s text:c="3"/>173 <text:s text:c="3"/>-718 <text:s text:c="2"/>696 <text:s text:c="3"/>234 <text:s text:c="3"/>302 <text:s text:c="3"/>-499 <text:s text:c="2"/>782 <text:s text:c="3"/>861 <text:s text:c="3"/>-925 <text:s text:c="2"/>-845 <text:s text:c="2"/>-893 <text:s text:c="2"/>15 <text:s text:c="4"/>-639 <text:s text:c="2"/>435 <text:s text:c="3"/>-499 <text:s text:c="2"/>-244 <text:s text:c="2"/>713 <text:s text:c="3"/>-336 <text:s text:c="2"/>107 <text:s text:c="3"/>669 <text:s text:c="3"/>880 <text:s text:c="3"/>674 <text:s text:c="3"/>925 <text:s text:c="3"/>-959 <text:s text:c="2"/>795 <text:s text:c="3"/>-745 <text:s text:c="2"/>-809 <text:s text:c="2"/>-349 <text:s text:c="2"/>-188 <text:s text:c="2"/>-461 <text:s text:c="2"/>-784 <text:s text:c="2"/>986 <text:s text:c="3"/>-179 <text:s text:c="2"/>912 <text:s text:c="3"/>220 <text:s text:c="3"/>-525 <text:s text:c="2"/>-235 <text:s text:c="2"/>354 <text:s text:c="3"/>-311 <text:s text:c="2"/>193 <text:s text:c="3"/>861 <text:s text:c="3"/>148 <text:s text:c="3"/>-440 <text:s text:c="2"/>-778 <text:s text:c="2"/>-417 <text:s text:c="2"/>61 <text:s text:c="4"/>-22 <text:s text:c="3"/>-704}</text:p>
      <text:p text:style-name="P21">|b|=200 <text:s text:c="2"/>b={725 <text:s text:c="3"/>-563 <text:s text:c="2"/>965 <text:s text:c="3"/>957 <text:s text:c="3"/>-888 <text:s text:c="2"/>-757 <text:s text:c="2"/>999 <text:s text:c="3"/>-741 <text:s text:c="2"/>-150 <text:s text:c="2"/>-458 <text:s text:c="2"/>-90 <text:s text:c="3"/>663 <text:s text:c="3"/>81 <text:s text:c="4"/>126 <text:s text:c="3"/>-999 <text:s text:c="2"/>903 <text:s text:c="3"/>391 <text:s text:c="3"/>573 <text:s text:c="3"/>-270 <text:s text:c="2"/>-492 <text:s text:c="2"/>-73 <text:s text:c="3"/>419 <text:s text:c="3"/>701 <text:s text:c="3"/>-211 <text:s text:c="2"/>-432 <text:s text:c="2"/>-739 <text:s text:c="2"/>11 <text:s text:c="4"/>503 <text:s text:c="3"/>675 <text:s text:c="3"/>-658 <text:s text:c="2"/>800 <text:s text:c="3"/>752 <text:s text:c="3"/>-221 <text:s text:c="2"/>-883 <text:s text:c="2"/>-938 <text:s text:c="2"/>243 <text:s text:c="3"/>-288 <text:s text:c="2"/>-939 <text:s text:c="2"/>503 <text:s text:c="3"/>563 <text:s text:c="3"/>-397 <text:s text:c="2"/>-587 <text:s text:c="2"/>226 <text:s text:c="3"/>-963 <text:s text:c="2"/>892 <text:s text:c="3"/>227 <text:s text:c="3"/>940 <text:s text:c="3"/>635 <text:s text:c="3"/>-200 <text:s text:c="2"/>22 <text:s text:c="4"/>-857 <text:s text:c="2"/>-921 <text:s text:c="2"/>-558 <text:s text:c="2"/>-803 <text:s text:c="2"/>-132 <text:s text:c="2"/>362 <text:s text:c="3"/>-542 <text:s text:c="2"/>-768 <text:s text:c="2"/>-135 <text:s text:c="2"/>-515 <text:s text:c="2"/>-426 <text:s text:c="2"/>17 <text:s text:c="4"/>-762 <text:s text:c="2"/>705 <text:s text:c="3"/>135 <text:s text:c="3"/>-348 <text:s text:c="2"/>-51 <text:s text:c="3"/>847 <text:s text:c="3"/>-287 <text:s text:c="2"/>-548 <text:s text:c="2"/>410 <text:s text:c="3"/>668 <text:s text:c="3"/>217 <text:s text:c="3"/>-12 <text:s text:c="3"/>-943 <text:s text:c="2"/>109 <text:s text:c="3"/>-433 <text:s text:c="2"/>997 <text:s text:c="3"/>-256 <text:s text:c="2"/>719 <text:s text:c="3"/>372 <text:s text:c="3"/>240 <text:s text:c="3"/>799 <text:s text:c="3"/>-834 <text:s text:c="2"/>437 <text:s text:c="3"/>19 <text:s text:c="4"/>528 <text:s text:c="3"/>895 <text:s text:c="3"/>251 <text:s text:c="3"/>-255 <text:s text:c="2"/>-267 <text:s text:c="2"/>825 <text:s text:c="3"/>763 <text:s text:c="3"/>323 <text:s text:c="3"/>883 <text:s text:c="3"/>250 <text:s text:c="3"/>975 <text:s text:c="3"/>-168 <text:s text:c="2"/>449 <text:s text:c="3"/>40 <text:s text:c="4"/>636 <text:s text:c="3"/>212 <text:s text:c="3"/>-292 <text:s text:c="2"/>-147 <text:s text:c="2"/>-448 <text:s text:c="2"/>-234 <text:s text:c="2"/>-685 <text:s text:c="2"/>120 <text:s text:c="3"/>115 <text:s text:c="3"/>411 <text:s text:c="3"/>191 <text:s text:c="3"/>-161 <text:s text:c="2"/>-349 <text:s text:c="2"/>342 <text:s text:c="3"/>5 <text:s text:c="5"/>-912 <text:s text:c="2"/>-638 <text:s text:c="2"/>-467 <text:s text:c="2"/>-664 <text:s text:c="2"/>613 <text:s text:c="3"/>631 <text:s text:c="3"/>69 <text:s text:c="4"/>791 <text:s text:c="3"/>746 <text:s text:c="3"/>-608 <text:s text:c="2"/>674 <text:s text:c="3"/>348 <text:s text:c="3"/>-633 <text:s text:c="2"/>-494 <text:s text:c="2"/>-203 <text:s text:c="2"/>407 <text:s text:c="3"/>-506 <text:s text:c="2"/>-991 <text:s text:c="2"/>-533 <text:s text:c="2"/>347 <text:s text:c="3"/>-438 <text:s text:c="2"/>585 <text:s text:c="3"/>-986 <text:s text:c="2"/>-966 <text:s text:c="2"/>53 <text:s text:c="4"/>426 <text:s text:c="3"/>225 <text:s text:c="3"/>892 <text:s text:c="3"/>-923 <text:s text:c="2"/>-432 <text:s text:c="2"/>-102 <text:s text:c="2"/>-834 <text:s text:c="2"/>-70 <text:s text:c="3"/>783 <text:s text:c="3"/>-498 <text:s text:c="2"/>-105 <text:s text:c="2"/>414 <text:s text:c="3"/>571 <text:s text:c="3"/>-314 <text:s text:c="2"/>512 <text:s text:c="3"/>963 <text:s text:c="3"/>-640 <text:s text:c="2"/>-140 <text:s text:c="2"/>-318 <text:s text:c="2"/>218 <text:s text:c="3"/>658 <text:s text:c="3"/>-911 <text:s text:c="2"/>712 <text:s text:c="3"/>-981 <text:s text:c="2"/>-444 <text:s text:c="2"/>60 <text:s text:c="4"/>-419 <text:s text:c="2"/>-506 <text:s text:c="2"/>74 <text:s text:c="4"/>-33 <text:s text:c="3"/>547 <text:s text:c="3"/>-148 <text:s text:c="2"/>-807 <text:s text:c="2"/>439 <text:s text:c="3"/>-70 <text:s text:c="3"/>113 <text:s text:c="3"/>-663 <text:s text:c="2"/>96 <text:s text:c="4"/>-605 <text:s text:c="2"/>-879 <text:s text:c="2"/>950 <text:s text:c="3"/>290 <text:s text:c="3"/>887 <text:s text:c="3"/>521 <text:s text:c="3"/>977 <text:s text:c="3"/>752 <text:s text:c="3"/>836 <text:s text:c="3"/>-663 <text:s text:c="2"/>-388 <text:s text:c="2"/>-130 <text:s text:c="2"/>908 <text:s text:c="3"/>-378 <text:s text:c="2"/>-41 <text:s text:c="3"/>620 <text:s text:c="3"/>-358 <text:s text:c="2"/>867 <text:s text:c="3"/>32 <text:s text:c="4"/>575 <text:s text:c="3"/>-639 <text:s text:c="2"/>-541}</text:p>
      <text:p text:style-name="P21">Отримані дані:</text:p>
      <text:p text:style-name="P21">|a|=100 <text:s text:c="2"/>a={686 <text:s text:c="3"/>365 <text:s text:c="3"/>129 <text:s text:c="3"/>-271 <text:s text:c="2"/>-453 <text:s text:c="2"/>-811 <text:s text:c="2"/>-50 <text:s text:c="3"/>-676 <text:s text:c="2"/>604 <text:s text:c="3"/>678 <text:s text:c="3"/>405 <text:s text:c="3"/>-784 <text:s text:c="2"/>-700 <text:s text:c="2"/>-759 <text:s text:c="2"/>553 <text:s text:c="3"/>369 <text:s text:c="3"/>-660 <text:s text:c="2"/>999 <text:s text:c="3"/>-773 <text:s text:c="2"/>845 <text:s text:c="3"/>61 <text:s text:c="4"/>-736 <text:s text:c="2"/>935 <text:s text:c="3"/>779 <text:s text:c="3"/>-940 <text:s text:c="2"/>19 <text:s text:c="4"/>-196 <text:s text:c="2"/>-804 <text:s text:c="2"/>-793 <text:s text:c="2"/>222 <text:s text:c="3"/>-628 <text:s text:c="2"/>-754 <text:s text:c="2"/>-413 <text:s text:c="2"/>854 <text:s text:c="3"/>-25 <text:s text:c="3"/>486 <text:s text:c="3"/>-605 <text:s text:c="2"/>926 <text:s text:c="3"/>810 <text:s text:c="3"/>999 <text:s text:c="3"/>956 <text:s text:c="3"/>216 <text:s text:c="3"/>-785 <text:s text:c="2"/>-744 <text:s text:c="2"/>809 <text:s text:c="3"/>-879 <text:s text:c="2"/>978 <text:s text:c="3"/>-850 <text:s text:c="2"/>-497 <text:s text:c="2"/>-443 <text:s text:c="2"/>995 <text:s text:c="3"/>565 <text:s text:c="3"/>173 <text:s text:c="3"/>-718 <text:s text:c="2"/>696 <text:s text:c="3"/>234 <text:s text:c="3"/>302 <text:s text:c="3"/>-499 <text:s text:c="2"/>782 <text:s text:c="3"/>861 <text:s text:c="3"/>-925 <text:s text:c="2"/>-845 <text:s text:c="2"/>-893 <text:s text:c="2"/>15 <text:s text:c="4"/>-639 <text:s text:c="2"/>435 <text:s text:c="3"/>-499 <text:s text:c="2"/>-244 <text:s text:c="2"/>713 <text:s text:c="3"/>-336 <text:s text:c="2"/>107 <text:s text:c="3"/>669 <text:s text:c="3"/>880 <text:s text:c="3"/>674 <text:s text:c="3"/>925 <text:s text:c="3"/>-959 <text:s text:c="2"/>795 <text:s text:c="3"/>-745 <text:s text:c="2"/>-809 <text:s text:c="2"/>-349 <text:s text:c="2"/>-188 <text:s text:c="2"/>-461 <text:s text:c="2"/>-784 <text:s text:c="2"/>986 <text:s text:c="3"/>-179 <text:s text:c="2"/>912 <text:s text:c="3"/>220 <text:s text:c="3"/>-525 <text:s text:c="2"/>-235 <text:s text:c="2"/>354 <text:s text:c="3"/>-311 <text:s text:c="2"/>193 <text:s text:c="3"/>861 <text:s text:c="3"/>148 <text:s text:c="3"/>-440 <text:s text:c="2"/>-778 <text:s text:c="2"/>-417 <text:s text:c="2"/>61 <text:s text:c="4"/>-22 <text:s text:c="3"/>-704}</text:p>
      <text:p text:style-name="P21">|b|=200 <text:s text:c="2"/>b={2175 <text:s text:c="2"/>-1689 <text:s/>2895 <text:s text:c="2"/>2871 <text:s text:c="2"/>-2664 <text:s/>-2271 <text:s/>2997 <text:s text:c="2"/>-2223 <text:s/>-450 <text:s text:c="2"/>-1374 <text:s/>-270 <text:s text:c="2"/>1989 <text:s text:c="2"/>243 <text:s text:c="3"/>378 <text:s text:c="3"/>-2997 <text:s/>2709 <text:s text:c="2"/>1173 <text:s text:c="2"/>1719 <text:s text:c="2"/>-810 <text:s text:c="2"/>-1476 <text:s/>-219 <text:s text:c="2"/>1257 <text:s text:c="2"/><text:soft-page-break/>2103 <text:s text:c="2"/>-633 <text:s text:c="2"/>-1296 <text:s/>-2217 <text:s/>33 <text:s text:c="4"/>1509 <text:s text:c="2"/>2025 <text:s text:c="2"/>-1974 <text:s/>2400 <text:s text:c="2"/>2256 <text:s text:c="2"/>-663 <text:s text:c="2"/>-2649 <text:s/>-2814 <text:s/>729 <text:s text:c="3"/>-864 <text:s text:c="2"/>-2817 <text:s/>1509 <text:s text:c="2"/>1689 <text:s text:c="2"/>-1191 <text:s/>-1761 <text:s/>678 <text:s text:c="3"/>-2889 <text:s/>2676 <text:s text:c="2"/>681 <text:s text:c="3"/>2820 <text:s text:c="2"/>1905 <text:s text:c="2"/>-600 <text:s text:c="2"/>66 <text:s text:c="4"/>-2571 <text:s/>-2763 <text:s/>-1674 <text:s/>-2409 <text:s/>-396 <text:s text:c="2"/>1086 <text:s text:c="2"/>-1626 <text:s/>-2304 <text:s/>-405 <text:s text:c="2"/>-1545 <text:s/>-1278 <text:s/>51 <text:s text:c="4"/>-2286 <text:s/>2115 <text:s text:c="2"/>405 <text:s text:c="3"/>-1044 <text:s/>-153 <text:s text:c="2"/>2541 <text:s text:c="2"/>-861 <text:s text:c="2"/>-1644 <text:s/>1230 <text:s text:c="2"/>2004 <text:s text:c="2"/>651 <text:s text:c="3"/>-36 <text:s text:c="3"/>-2829 <text:s/>327 <text:s text:c="3"/>-1299 <text:s/>2991 <text:s text:c="2"/>-768 <text:s text:c="2"/>2157 <text:s text:c="2"/>1116 <text:s text:c="2"/>720 <text:s text:c="3"/>2397 <text:s text:c="2"/>-2502 <text:s/>1311 <text:s text:c="2"/>57 <text:s text:c="4"/>1584 <text:s text:c="2"/>2685 <text:s text:c="2"/>753 <text:s text:c="3"/>-765 <text:s text:c="2"/>-801 <text:s text:c="2"/>2475 <text:s text:c="2"/>2289 <text:s text:c="2"/>969 <text:s text:c="3"/>2649 <text:s text:c="2"/>750 <text:s text:c="3"/>2925 <text:s text:c="2"/>-504 <text:s text:c="2"/>1347 <text:s text:c="2"/>120 <text:s text:c="3"/>1908 <text:s text:c="2"/>636 <text:s text:c="3"/>-876 <text:s text:c="2"/>-441 <text:s text:c="2"/>-1344 <text:s/>-702 <text:s text:c="2"/>-2055 <text:s/>360 <text:s text:c="3"/>345 <text:s text:c="3"/>1233 <text:s text:c="2"/>573 <text:s text:c="3"/>-483 <text:s text:c="2"/>-1047 <text:s/>1026 <text:s text:c="2"/>15 <text:s text:c="4"/>-2736 <text:s/>-1914 <text:s/>-1401 <text:s/>-1992 <text:s/>1839 <text:s text:c="2"/>1893 <text:s text:c="2"/>207 <text:s text:c="3"/>2373 <text:s text:c="2"/>2238 <text:s text:c="2"/>-1824 <text:s/>2022 <text:s text:c="2"/>1044 <text:s text:c="2"/>-1899 <text:s/>-1482 <text:s/>-609 <text:s text:c="2"/>1221 <text:s text:c="2"/>-1518 <text:s/>-2973 <text:s/>-1599 <text:s/>1041 <text:s text:c="2"/>-1314 <text:s/>1755 <text:s text:c="2"/>-2958 <text:s/>-2898 <text:s/>159 <text:s text:c="3"/>1278 <text:s text:c="2"/>675 <text:s text:c="3"/>2676 <text:s text:c="2"/>-2769 <text:s/>-1296 <text:s/>-306 <text:s text:c="2"/>-2502 <text:s/>-210 <text:s text:c="2"/>2349 <text:s text:c="2"/>-1494 <text:s/>-315 <text:s text:c="2"/>1242 <text:s text:c="2"/>1713 <text:s text:c="2"/>-942 <text:s text:c="2"/>1536 <text:s text:c="2"/>2889 <text:s text:c="2"/>-1920 <text:s/>-420 <text:s text:c="2"/>-954 <text:s text:c="2"/>654 <text:s text:c="3"/>1974 <text:s text:c="2"/>-2733 <text:s/>2136 <text:s text:c="2"/>-2943 <text:s/>-1332 <text:s/>180 <text:s text:c="3"/>-1257 <text:s/>-1518 <text:s/>222 <text:s text:c="3"/>-99 <text:s text:c="3"/>1641 <text:s text:c="2"/>-444 <text:s text:c="2"/>-2421 <text:s/>1317 <text:s text:c="2"/>-210 <text:s text:c="2"/>339 <text:s text:c="3"/>-1989 <text:s/>288 <text:s text:c="3"/>-1815 <text:s/>-2637 <text:s/>2850 <text:s text:c="2"/>870 <text:s text:c="3"/>2661 <text:s text:c="2"/>1563 <text:s text:c="2"/>2931 <text:s text:c="2"/>2256 <text:s text:c="2"/>2508 <text:s text:c="2"/>-1989 <text:s/>-1164 <text:s/>-390 <text:s text:c="2"/>2724 <text:s text:c="2"/>-1134 <text:s/>-123 <text:s text:c="2"/>1860 <text:s text:c="2"/>-1074 <text:s/>2601 <text:s text:c="2"/>96 <text:s text:c="4"/>1725 <text:s text:c="2"/>-1917 <text:s/>-1623}</text:p>
      <text:p text:style-name="P21">|c|=58 <text:s text:c="3"/>c={1 <text:s text:c="5"/>4 <text:s text:c="5"/>12 <text:s text:c="4"/>13 <text:s text:c="4"/>14 <text:s text:c="4"/>14 <text:s text:c="4"/>15 <text:s text:c="4"/>16 <text:s text:c="4"/>17 <text:s text:c="4"/>23 <text:s text:c="4"/>27 <text:s text:c="4"/>27 <text:s text:c="4"/>30 <text:s text:c="4"/>33 <text:s text:c="4"/>34 <text:s text:c="4"/>35 <text:s text:c="4"/>37 <text:s text:c="4"/>49 <text:s text:c="4"/>50 <text:s text:c="4"/>54 <text:s text:c="4"/>55 <text:s text:c="4"/>60 <text:s text:c="4"/>68 <text:s text:c="4"/>69 <text:s text:c="4"/>70 <text:s text:c="4"/>73 <text:s text:c="4"/>73 <text:s text:c="4"/>76 <text:s text:c="4"/>83 <text:s text:c="4"/>87 <text:s text:c="4"/>87 <text:s text:c="4"/>88 <text:s text:c="4"/>92 <text:s text:c="4"/>93 <text:s text:c="4"/>93 <text:s text:c="4"/>95 <text:s text:c="4"/>98 <text:s text:c="4"/>99 <text:s text:c="4"/>100 <text:s text:c="3"/>104 <text:s text:c="3"/>105 <text:s text:c="3"/>112 <text:s text:c="3"/>117 <text:s text:c="3"/>123 <text:s text:c="3"/>130 <text:s text:c="3"/>131 <text:s text:c="3"/>132 <text:s text:c="3"/>139 <text:s text:c="3"/>148 <text:s text:c="3"/>151 <text:s text:c="3"/>158 <text:s text:c="3"/>161 <text:s text:c="3"/>168 <text:s text:c="3"/>170 <text:s text:c="3"/>175 <text:s text:c="3"/>179 <text:s text:c="3"/>187 <text:s text:c="3"/>192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ackground-color="transparent">
        <style:background-image/>
      </style:paragraph-properties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top="0in" fo:margin-bottom="0in" style:contextual-spacing="false" fo:line-height="100%"/>
      <style:text-properties fo:font-size="10pt" officeooo:rsid="0021c295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7-11-27T22:59:21.812677921</dc:date>
    <meta:editing-duration>PT5H16M14S</meta:editing-duration>
    <meta:editing-cycles>25</meta:editing-cycles>
    <meta:generator>LibreOffice/4.2.8.2$Linux_x86 LibreOffice_project/420m0$Build-2</meta:generator>
    <meta:document-statistic meta:table-count="0" meta:image-count="0" meta:object-count="0" meta:page-count="5" meta:paragraph-count="145" meta:word-count="1305" meta:character-count="9322" meta:non-whitespace-character-count="6128"/>
  </office:meta>
</office:document-meta>
</file>